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style>
    <style:style style:name="P2" style:family="paragraph" style:parent-style-name="Heading_20_2">
      <style:text-properties fo:font-variant="normal" fo:text-transform="none" fo:color="#000000" loext:opacity="100%" style:font-name="Open Sans" fo:font-size="14.3999996185303pt" fo:letter-spacing="normal" fo:font-style="normal" fo:font-weight="bold"/>
    </style:style>
    <style:style style:name="P3" style:family="paragraph" style:parent-style-name="Heading_20_3">
      <style:paragraph-properties fo:margin-left="0cm" fo:margin-right="0cm" fo:margin-top="0.508cm" fo:margin-bottom="0.169cm" style:contextual-spacing="false" style:line-height-at-least="0.593cm" fo:text-align="start" style:justify-single-word="false" fo:orphans="2" fo:widows="2" fo:text-indent="0cm" style:auto-text-indent="false" fo:padding="0cm" fo:border="none"/>
      <style:text-properties fo:font-variant="normal" fo:text-transform="none" fo:color="#000000" loext:opacity="100%" style:font-name="Open Sans" fo:font-size="10.8000001907349pt" fo:letter-spacing="normal" fo:font-style="normal" fo:font-weight="bold"/>
    </style:style>
    <style:style style:name="P4" style:family="paragraph" style:parent-style-name="Preformatted_20_Text">
      <loext:graphic-properties draw:fill="solid" draw:fill-color="#24262c" draw:opacity="100%"/>
      <style:paragraph-properties fo:margin-left="0cm" fo:margin-right="0cm" fo:margin-top="0cm" fo:margin-bottom="0cm" style:contextual-spacing="false" fo:text-align="start" style:justify-single-word="false" fo:orphans="2" fo:widows="2" fo:text-indent="0cm" style:auto-text-indent="false"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5" style:family="paragraph" style:parent-style-name="Preformatted_20_Text">
      <loext:graphic-properties draw:fill="solid" draw:fill-color="#24262c" draw:opacity="100%"/>
      <style:paragraph-properties fo:margin-top="0cm" fo:margin-bottom="0cm" style:contextual-spacing="false" fo:text-align="start" style:justify-single-word="false" fo:orphans="2" fo:widows="2"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6" style:family="paragraph" style:parent-style-name="Standard">
      <style:text-properties fo:color="#000000" loext:opacity="100%"/>
    </style:style>
    <style:style style:name="P7"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Open Sans" fo:font-size="8.39999961853027pt" fo:letter-spacing="normal" fo:font-style="normal" fo:font-weight="normal" fo:background-color="#24262c" loext:padding="0cm" loext:border="none"/>
    </style:style>
    <style:style style:name="P9" style:family="paragraph" style:parent-style-name="Text_20_body" style:list-style-name="L1">
      <style:paragraph-properties fo:margin-left="0.296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T1" style:family="text">
      <style:text-properties fo:font-weight="bold" loext:padding="0cm" loext:border="none"/>
    </style:style>
    <style:style style:name="T2" style:family="text">
      <style:text-properties style:font-name="inherit" fo:font-weight="bold" loext:padding="0cm" loext:border="none"/>
    </style:style>
    <style:style style:name="T3" style:family="text">
      <style:text-properties fo:font-size="6pt"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ckaging Cupcakes</text:h>
      <text:h text:style-name="P2" text:outline-level="2">Problem</text:h>
      <text:p text:style-name="P7">Now that Chef has finished baking and frosting his cupcakes, it's time to package them. Chef has <text:span text:style-name="T2">N</text:span> cupcakes, and needs to decide how many cupcakes to place in each package. Each package must contain the same number of cupcakes. Chef will choose an integer <text:span text:style-name="T2">A</text:span> between 1 and <text:span text:style-name="T2">N</text:span>, inclusive, and place exactly <text:span text:style-name="T2">A</text:span> cupcakes into each package. Chef makes as many packages as possible. Chef then gets to eat the remaining cupcakes. Chef enjoys eating cupcakes very much. Help Chef choose the package size <text:span text:style-name="T2">A</text:span> that will let him eat as many cupcakes as possible.</text:p>
      <text:h text:style-name="P3" text:outline-level="3">Input</text:h>
      <text:p text:style-name="P7">Input begins with an integer <text:span text:style-name="T2">T</text:span>, the number of test cases. Each test case consists of a single integer <text:span text:style-name="T2">N</text:span>, the number of cupcakes.</text:p>
      <text:h text:style-name="P3" text:outline-level="3">Output</text:h>
      <text:p text:style-name="P7">For each test case, output the package size that will maximize the number of leftover cupcakes. If multiple package sizes will result in the same number of leftover cupcakes, print the largest such size.</text:p>
      <text:h text:style-name="P3" text:outline-level="3">Constraints</text:h>
      <text:list xml:id="list3212462831" text:style-name="L1">
        <text:list-item>
          <text:p text:style-name="P9">1 ≤ <text:span text:style-name="T1">T</text:span> ≤ 1000</text:p>
        </text:list-item>
        <text:list-item>
          <text:p text:style-name="P9">2 ≤ <text:span text:style-name="T1">N</text:span> ≤ 100000000 (10<text:span text:style-name="T3">8</text:span>)</text:p>
        </text:list-item>
      </text:list>
      <text:h text:style-name="P3" text:outline-level="3">Sample 1:</text:h>
      <text:p text:style-name="P8">Input</text:p>
      <text:p text:style-name="P8">Output</text:p>
      <text:p text:style-name="P4">2</text:p>
      <text:p text:style-name="P5">2</text:p>
      <text:p text:style-name="P5">5</text:p>
      <text:p text:style-name="P4">2</text:p>
      <text:p text:style-name="P5">3</text:p>
      <text:h text:style-name="P3" text:outline-level="3">Explanation:</text:h>
      <text:p text:style-name="P7">In the first test case, there will be no leftover cupcakes regardless of the size Chef chooses, so he chooses the largest possible size. In the second test case, there will be 2 leftover cupcak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6T11:05:35.115000000</dc:date>
    <meta:editing-duration>PT29S</meta:editing-duration>
    <meta:editing-cycles>1</meta:editing-cycles>
    <meta:document-statistic meta:table-count="0" meta:image-count="0" meta:object-count="0" meta:page-count="1" meta:paragraph-count="20" meta:word-count="219" meta:character-count="1195" meta:non-whitespace-character-count="998"/>
    <meta:generator>LibreOffice/7.2.2.2$Windows_X86_64 LibreOffice_project/02b2acce88a210515b4a5bb2e46cbfb63fe97d56</meta:generator>
  </office:meta>
</office:document-meta>
</file>